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.423cm" fo:margin-bottom="0.423cm" style:contextual-spacing="false" fo:line-height="138%" style:writing-mode="lr-tb"/>
      <style:text-properties fo:font-weight="normal"/>
    </style:style>
    <style:style style:name="P2" style:family="paragraph" style:parent-style-name="Text_20_body">
      <style:paragraph-properties fo:margin-top="0.423cm" fo:margin-bottom="0cm" style:contextual-spacing="false" fo:line-height="179%" style:writing-mode="lr-tb"/>
      <style:text-properties fo:font-weight="normal"/>
    </style:style>
    <style:style style:name="P3" style:family="paragraph" style:parent-style-name="Text_20_body">
      <style:paragraph-properties fo:margin-top="0.423cm" fo:margin-bottom="0cm" style:contextual-spacing="false" fo:line-height="179%" fo:text-align="justify" style:justify-single-word="false" style:writing-mode="lr-tb"/>
      <style:text-properties fo:font-weight="normal"/>
    </style:style>
    <style:style style:name="P4" style:family="paragraph" style:parent-style-name="Text_20_body">
      <style:paragraph-properties fo:margin-top="0.423cm" fo:margin-bottom="0.423cm" style:contextual-spacing="false" fo:line-height="120%" fo:text-align="end" style:justify-single-word="false" style:writing-mode="lr-tb"/>
      <style:text-properties officeooo:paragraph-rsid="001ac212"/>
    </style:style>
    <style:style style:name="P5" style:family="paragraph" style:parent-style-name="Text_20_body">
      <style:paragraph-properties fo:margin-top="0.423cm" fo:margin-bottom="0.423cm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6" style:family="paragraph" style:parent-style-name="Text_20_body">
      <style:paragraph-properties fo:margin-left="0cm" fo:margin-right="0cm" fo:margin-top="0.423cm" fo:margin-bottom="0cm" style:contextual-spacing="false" fo:line-height="179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>
      <style:paragraph-properties fo:margin-top="0.423cm" fo:margin-bottom="0cm" style:contextual-spacing="false" fo:line-height="179%" style:writing-mode="lr-tb"/>
      <style:text-properties fo:font-variant="normal" fo:text-transform="none" fo:color="#000000" loext:opacity="100%" style:text-line-through-style="none" style:text-line-through-type="none" style:font-name="Calibri" fo:font-size="10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.423cm" fo:margin-bottom="0cm" style:contextual-spacing="false" fo:line-height="17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0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.423cm" fo:margin-bottom="0cm" style:contextual-spacing="false" fo:line-height="17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0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.423cm" fo:margin-bottom="0.353cm" style:contextual-spacing="false" fo:line-height="17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0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.423cm" fo:margin-bottom="0.423cm" style:contextual-spacing="false" fo:line-height="179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0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">
      <loext:graphic-properties draw:fill="none" draw:fill-color="#ffffff"/>
      <style:paragraph-properties fo:margin-top="0.423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0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1">
      <loext:graphic-properties draw:fill="none" draw:fill-color="#ffffff"/>
      <style:paragraph-properties fo:margin-top="0cm" fo:margin-bottom="0.423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0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.423cm" fo:margin-bottom="0cm" style:contextual-spacing="false" fo:line-height="179%" fo:text-align="justify" style:justify-single-word="false" style:writing-mode="lr-tb"/>
    </style:style>
    <style:style style:name="P15" style:family="paragraph" style:parent-style-name="Text_20_body">
      <style:paragraph-properties fo:margin-left="7.62cm" fo:margin-right="0cm" fo:margin-top="0.423cm" fo:margin-bottom="0cm" style:contextual-spacing="false" fo:line-height="179%" fo:text-align="justify" style:justify-single-word="false" fo:text-indent="0cm" style:auto-text-indent="false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2" fo:font-size="10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2" fo:font-size="10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alibri" fo:font-size="10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alibri" fo:font-size="10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" fo:font-size="10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1155cc" loext:opacity="100%" style:text-line-through-style="none" style:text-line-through-type="none" style:font-name="Calibri" fo:font-size="10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9" style:family="text">
      <style:text-properties style:font-name="Calibri" fo:font-size="10pt" fo:font-style="normal" fo:font-weight="normal"/>
    </style:style>
    <style:style style:name="T10" style:family="text">
      <style:text-properties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docs-internal-guid-cb892c87-7fff-e120-b232-bd1d62b5062f"/><text:span text:style-name="T2"><text:line-break/></text:span><text:span text:style-name="T4">Alla c.a. del Dirigente</text:span><text:span text:style-name="T7"> </text:span></text:p>
      <text:p text:style-name="P4"><text:span text:style-name="T4">Alla c.a. del Dirigente Istituto,</text:span></text:p>
      <text:p text:style-name="P5"><text:span text:style-name="T9">per conoscenza alla c.a. del Sindaco</text:span></text:p>
      <text:p text:style-name="Text_20_body"/>
      <text:p text:style-name="P1"><text:span text:style-name="T3">Oggetto: </text:span><text:span text:style-name="T5">Dichiarazione di Istruzione parentale</text:span></text:p>
      <text:p text:style-name="P7">Noi sottoscritti,</text:p>
      <text:p text:style-name="P2"><text:span text:style-name="T5">_____________ </text:span><text:span text:style-name="T3">nato a _____________ residente in_______________________codice fiscale</text:span></text:p>
      <text:p text:style-name="P2"><text:span text:style-name="T3">e </text:span><text:span text:style-name="T5">_________________</text:span><text:span text:style-name="T3">nato a ___________________ e residente in___________________, codice fiscale:</text:span></text:p>
      <text:p text:style-name="P7">genitori di , nato a _____________________, codice fiscale:</text:p>
      <text:p text:style-name="Text_20_body"/>
      <text:p text:style-name="P8">DICHIARIAMO:</text:p>
      <text:p text:style-name="P9">di voler adempiere all’obbligo di istruzione, di nostro figlio/a tramite l’istruzione parentale per l’anno scolastico venturo (2026-2027), ai sensi degli articoli 30, 33 e 34 della Costituzione Italiana, degli artt. 147, 316 c.1, 337-ter c.3 del Codice Civile, del Testo Unico D. Lgs. del 16/04/1994 n. 297 art. 111, c.1 e 2, del D. Lgs. 76/2005 e del D. Lgs. 62/2017 (art. 23);</text:p>
      <text:p text:style-name="Text_20_body"/>
      <text:p text:style-name="P10">La decisione è il risultato di un’attenta riflessione sulle necessità educative e formative di nostro figlio. In particolare, riteniamo che un approccio educativo più individualizzato e centrato sullo sviluppo personale e le inclinazioni specifiche di Matteo possa favorire maggiormente la sua crescita intellettuale ed affettiva.</text:p>
      <text:p text:style-name="Text_20_body"/>
      <text:p text:style-name="P11">Inoltre, ai fini della verifica delle capacità tecniche o economiche, dichiariamo sotto la nostra personale responsabilità, di non trovarci nelle condizioni di incapacità di cui all’art. 30 della Costituzione della Repubblica Italiana. Siamo consapevoli delle conseguenze penali e civili di dichiarazioni non rispondenti al vero.</text:p>
      <text:p text:style-name="P14"><text:soft-page-break/><text:span text:style-name="T4">La presente dichiarazione è alternativa all’iscrizione a qualsiasi Istituto scolastico (o a qualsiasi classe) e quindi la esclude, ai sensi dell’art. 1 comma 2.f del </text:span><text:a xlink:type="simple" xlink:href="https://www.miur.gov.it/documents/20182/5385739/DM+INTEGRATIVI-IDONEITA%27+m_pi.AOOGABMI.ATTI+del+Ministro%28R%29.0000005.08-02-2021.pdf/0ec1ba1e-ddff-bca9-0045-1be6d9aa1cf1?version=1.0&amp;t=1615555765931" text:style-name="Internet_20_link" text:visited-style-name="Visited_20_Internet_20_Link"><text:span text:style-name="T8">D. M. 5/2021</text:span></text:a><text:span text:style-name="T7"> </text:span><text:span text:style-name="T4">e del  </text:span><text:a xlink:type="simple" xlink:href="https://archivio.pubblica.istruzione.it/comitato_musica_new/normativa/allegati/dlgs160494.pdf" text:style-name="Internet_20_link" text:visited-style-name="Visited_20_Internet_20_Link"><text:span text:style-name="T8">Testo Unico del Decreto legislativo n. 297 del 16 aprile 1994</text:span></text:a><text:span text:style-name="T4">, art. 111. </text:span></text:p>
      <text:p text:style-name="P9">Essa comporta automaticamente:</text:p>
      <text:list text:style-name="L1">
        <text:list-item>
          <text:p text:style-name="P12">il ritiro da scuola e la cancellazione dai registri scolastici<text:span text:style-name="T4"/></text:p>
        </text:list-item>
        <text:list-item>
          <text:p text:style-name="P13">l’aggiornamento dell’Anagrafe Nazionale degli Studenti (ANS) – SIDI – con la dicitura         “istruzione parentale”, senza alcun abbinamento con il codice meccanografico del Suo istituto.<text:span text:style-name="T4"/></text:p>
        </text:list-item>
      </text:list>
      <text:p text:style-name="P9">Un’eventuale iscrizione a scuola sarebbe contraria alla volontà lecitamente espressa da noi genitori.</text:p>
      <text:p text:style-name="P10">Attendiamo conferma, nei termini e dagli organi competenti preposti dalla legge, dell’avvenuta cancellazione del nominativo dai registri scolastici e dell’annullamento di una sua qualsiasi associazione con il codice meccanografico all’indirizzo email:</text:p>
      <text:p text:style-name="P10">RingraziandoVi per la Vostra attenzione e collaborazione, restiamo a disposizione per qualsiasi ulteriore informazione o documento necessario per facilitare questo processo.</text:p>
      <text:p text:style-name="Text_20_body"/>
      <text:p text:style-name="P3"><text:span text:style-name="T3">Luogo, <text:s text:c="57"/>dati</text:span><text:span text:style-name="T6"> </text:span></text:p>
      <text:p text:style-name="P6"/>
      <text:p text:style-name="Text_20_body"/>
      <text:p text:style-name="P15"><text:span text:style-name="T4">Firma del Padre <text:s text:c="7"/>Firma della Madre</text:span></text:p>
      <text:p text:style-name="Text_20_body"><text:span text:style-name="T10"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6T15:36:26.427000000</meta:creation-date>
    <dc:date>2026-01-26T15:54:24.842000000</dc:date>
    <meta:editing-duration>PT18M1S</meta:editing-duration>
    <meta:editing-cycles>1</meta:editing-cycles>
    <meta:document-statistic meta:table-count="0" meta:image-count="0" meta:object-count="0" meta:page-count="2" meta:paragraph-count="22" meta:word-count="353" meta:character-count="2621" meta:non-whitespace-character-count="2211"/>
    <meta:generator>LibreOffice/7.5.5.2$Windows_X86_64 LibreOffice_project/ca8fe7424262805f223b9a2334bc7181abbcbf5e</meta:generator>
  </office:meta>
</office:document-meta>
</file>